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4E182E26D1F6B422.png" manifest:media-type="image/png"/>
  <manifest:file-entry manifest:full-path="Pictures/10000000000004000000040008A5B59D81D1CF33.png" manifest:media-type="image/png"/>
  <manifest:file-entry manifest:full-path="Pictures/1000000000000400000004005AF42360C3D8FF0C.png" manifest:media-type="image/png"/>
  <manifest:file-entry manifest:full-path="Pictures/1000000000000400000004004CADF508F2FFC9A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9.59cm" svg:height="19.59cm" svg:x="1cm" svg:y="1cm">
          <draw:image xlink:href="Pictures/1000000000000400000004004E182E26D1F6B422.png" xlink:type="simple" xlink:show="embed" xlink:actuate="onLoad" draw:mime-type="image/png">
            <text:p/>
          </draw:image>
        </draw:frame>
        <draw:frame draw:style-name="gr1" draw:text-style-name="P1" draw:layer="layout" svg:width="5.493cm" svg:height="5.493cm" svg:x="0.904cm" svg:y="21.447cm">
          <draw:image xlink:href="Pictures/10000000000004000000040008A5B59D81D1CF33.png" xlink:type="simple" xlink:show="embed" xlink:actuate="onLoad" draw:mime-type="image/png">
            <text:p/>
          </draw:image>
        </draw:frame>
        <draw:frame draw:style-name="gr1" draw:text-style-name="P1" draw:layer="layout" svg:width="5.493cm" svg:height="5.493cm" svg:x="7.889cm" svg:y="21.447cm">
          <draw:image xlink:href="Pictures/10000000000004000000040008A5B59D81D1CF33.png" xlink:type="simple" xlink:show="embed" xlink:actuate="onLoad" draw:mime-type="image/png">
            <text:p/>
          </draw:image>
        </draw:frame>
        <draw:frame draw:style-name="gr1" draw:text-style-name="P1" draw:layer="layout" svg:width="5.493cm" svg:height="5.493cm" svg:x="15.097cm" svg:y="21.447cm">
          <draw:image xlink:href="Pictures/10000000000004000000040008A5B59D81D1CF33.png" xlink:type="simple" xlink:show="embed" xlink:actuate="onLoad" draw:mime-type="image/png">
            <text:p/>
          </draw:image>
        </draw:frame>
      </draw:page>
      <draw:page draw:name="page2" draw:style-name="dp1" draw:master-page-name="Predeterminado">
        <draw:frame draw:style-name="gr1" draw:text-style-name="P1" draw:layer="layout" svg:width="5.397cm" svg:height="5.397cm" svg:x="1cm" svg:y="1cm">
          <draw:image xlink:href="Pictures/1000000000000400000004005AF42360C3D8FF0C.png" xlink:type="simple" xlink:show="embed" xlink:actuate="onLoad" draw:mime-type="image/png">
            <text:p/>
          </draw:image>
        </draw:frame>
        <draw:frame draw:style-name="gr1" draw:text-style-name="P1" draw:layer="layout" svg:width="5.397cm" svg:height="5.397cm" svg:x="15.287cm" svg:y="1cm">
          <draw:image xlink:href="Pictures/1000000000000400000004005AF42360C3D8FF0C.png" xlink:type="simple" xlink:show="embed" xlink:actuate="onLoad" draw:mime-type="image/png">
            <text:p/>
          </draw:image>
        </draw:frame>
        <draw:frame draw:style-name="gr1" draw:text-style-name="P1" draw:layer="layout" svg:width="5.397cm" svg:height="5.397cm" svg:x="8.303cm" svg:y="1cm">
          <draw:image xlink:href="Pictures/1000000000000400000004005AF42360C3D8FF0C.png" xlink:type="simple" xlink:show="embed" xlink:actuate="onLoad" draw:mime-type="image/png">
            <text:p/>
          </draw:image>
        </draw:frame>
        <draw:frame draw:style-name="gr1" draw:text-style-name="P1" draw:layer="layout" svg:width="5.397cm" svg:height="5.397cm" svg:x="1cm" svg:y="7.35cm">
          <draw:image xlink:href="Pictures/1000000000000400000004004CADF508F2FFC9A5.png" xlink:type="simple" xlink:show="embed" xlink:actuate="onLoad" draw:mime-type="image/png">
            <text:p/>
          </draw:image>
        </draw:frame>
        <draw:frame draw:style-name="gr1" draw:text-style-name="P1" draw:layer="layout" svg:width="5.397cm" svg:height="5.397cm" svg:x="8.303cm" svg:y="7.35cm">
          <draw:image xlink:href="Pictures/1000000000000400000004004CADF508F2FFC9A5.png" xlink:type="simple" xlink:show="embed" xlink:actuate="onLoad" draw:mime-type="image/png">
            <text:p/>
          </draw:image>
        </draw:frame>
        <draw:frame draw:style-name="gr1" draw:text-style-name="P1" draw:layer="layout" svg:width="5.397cm" svg:height="5.397cm" svg:x="15.193cm" svg:y="7.35cm">
          <draw:image xlink:href="Pictures/1000000000000400000004004CADF508F2FFC9A5.png" xlink:type="simple" xlink:show="embed" xlink:actuate="onLoad" draw:mime-type="image/png">
            <text:p/>
          </draw:image>
        </draw:frame>
        <draw:frame draw:style-name="gr1" draw:text-style-name="P1" draw:layer="layout" svg:width="5.493cm" svg:height="5.493cm" svg:x="1cm" svg:y="13.382cm">
          <draw:image xlink:href="Pictures/10000000000004000000040008A5B59D81D1CF33.png" xlink:type="simple" xlink:show="embed" xlink:actuate="onLoad" draw:mime-type="image/png">
            <text:p/>
          </draw:image>
        </draw:frame>
        <draw:frame draw:style-name="gr1" draw:text-style-name="P1" draw:layer="layout" svg:width="5.493cm" svg:height="5.493cm" svg:x="8.207cm" svg:y="13.382cm">
          <draw:image xlink:href="Pictures/10000000000004000000040008A5B59D81D1CF33.png" xlink:type="simple" xlink:show="embed" xlink:actuate="onLoad" draw:mime-type="image/png">
            <text:p/>
          </draw:image>
        </draw:frame>
        <draw:frame draw:style-name="gr1" draw:text-style-name="P1" draw:layer="layout" svg:width="5.397cm" svg:height="5.397cm" svg:x="15.193cm" svg:y="13.383cm">
          <draw:image xlink:href="Pictures/1000000000000400000004004CADF508F2FFC9A5.png" xlink:type="simple" xlink:show="embed" xlink:actuate="onLoad" draw:mime-type="image/png">
            <text:p/>
          </draw:image>
        </draw:frame>
        <draw:frame draw:style-name="gr1" draw:text-style-name="P1" draw:layer="layout" svg:width="5.397cm" svg:height="5.397cm" svg:x="15.193cm" svg:y="20.05cm">
          <draw:image xlink:href="Pictures/1000000000000400000004004CADF508F2FFC9A5.png" xlink:type="simple" xlink:show="embed" xlink:actuate="onLoad" draw:mime-type="image/png">
            <text:p/>
          </draw:image>
        </draw:frame>
        <draw:frame draw:style-name="gr1" draw:text-style-name="P1" draw:layer="layout" svg:width="5.397cm" svg:height="5.397cm" svg:x="7.984cm" svg:y="20.05cm">
          <draw:image xlink:href="Pictures/1000000000000400000004005AF42360C3D8FF0C.png" xlink:type="simple" xlink:show="embed" xlink:actuate="onLoad" draw:mime-type="image/png">
            <text:p/>
          </draw:image>
        </draw:frame>
        <draw:frame draw:style-name="gr1" draw:text-style-name="P1" draw:layer="layout" svg:width="5.397cm" svg:height="5.397cm" svg:x="1cm" svg:y="20.05cm">
          <draw:image xlink:href="Pictures/1000000000000400000004005AF42360C3D8FF0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4T16:34:54.089000000</meta:creation-date>
    <dc:date>2023-11-14T17:09:46.251000000</dc:date>
    <meta:editing-duration>PT4M59S</meta:editing-duration>
    <meta:editing-cycles>1</meta:editing-cycles>
    <meta:document-statistic meta:object-count="16"/>
    <meta:generator>LibreOffice/7.3.4.2$Windows_X86_64 LibreOffice_project/728fec16bd5f605073805c3c9e7c4212a0120dc5</meta:generator>
  </office:meta>
</office:document-meta>
</file>